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60%" draw:textarea-horizontal-align="justify" draw:textarea-vertical-align="middle" draw:auto-grow-height="false" fo:min-height="1.02cm" fo:min-width="3.945cm"/>
      <style:paragraph-properties style:writing-mode="lr-tb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opacity="60%" draw:textarea-horizontal-align="justify" draw:textarea-vertical-align="middle" draw:auto-grow-height="false" fo:min-height="1.02cm" fo:min-width="1.405cm"/>
      <style:paragraph-properties style:writing-mode="lr-tb"/>
    </style:style>
    <style:style style:name="gr5" style:family="graphic" style:parent-style-name="standard">
      <style:graphic-properties svg:stroke-color="#000000" draw:fill-color="#ffffff" draw:opacity="60%" draw:textarea-horizontal-align="justify" draw:textarea-vertical-align="middle" draw:auto-grow-height="false" fo:min-height="1.02cm" fo:min-width="2.357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3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4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ffff" draw:opacity="60%"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10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</style:style>
    <style:style style:name="gr11" style:family="graphic" style:parent-style-name="objectwithoutfill">
      <style:graphic-properties svg:stroke-color="#000000" draw:marker-end="Arrowheads_20_10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marker-end="Arrowheads_20_11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60%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27cm" svg:x="10.525cm" svg:y="2.905cm">
          <text:p text:style-name="P1"><text:span text:style-name="T1">Siapa yang </text:span><text:span text:style-name="T1">terlibat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1.27cm" svg:x="10.525cm" svg:y="1cm">
          <text:p text:style-name="P1"><text:span text:style-name="T1">KANV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45cm" svg:height="1.27cm" svg:x="10.525cm" svg:y="4.492cm">
          <text:p text:style-name="P1"><text:span text:style-name="T1">k</text:span><text:span text:style-name="T1">e</text:span><text:span text:style-name="T1">g</text:span><text:span text:style-name="T1">i</text:span><text:span text:style-name="T1">a</text:span><text:span text:style-name="T1">t</text:span><text:span text:style-name="T1">a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1.27cm" svg:x="10.525cm" svg:y="6.08cm">
          <text:p text:style-name="P1"><text:span text:style-name="T1">Masalahnya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45cm" svg:height="1.27cm" svg:x="2.588cm" svg:y="2.905cm">
          <text:p text:style-name="P1"><text:span text:style-name="T1">Pelangga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747cm" svg:y1="4.175cm" svg:x2="12.747cm" svg:y2="4.492cm" draw:start-shape="id1" draw:start-glue-point="2" draw:end-shape="id2" svg:d="M12747 4175v317" svg:viewBox="0 0 1 318">
          <text:p/>
        </draw:connector>
        <draw:connector draw:style-name="gr2" draw:text-style-name="P3" draw:layer="layout" draw:type="line" svg:x1="12.747cm" svg:y1="5.762cm" svg:x2="12.747cm" svg:y2="6.08cm" draw:start-shape="id2" draw:start-glue-point="2" draw:end-shape="id3" draw:end-glue-point="0" svg:d="M12747 5762v318" svg:viewBox="0 0 1 319">
          <text:p/>
        </draw:connector>
        <draw:connector draw:style-name="gr3" draw:text-style-name="P3" draw:layer="layout" svg:x1="12.747cm" svg:y1="2.27cm" svg:x2="12.747cm" svg:y2="2.905cm" draw:start-shape="id4" draw:start-glue-point="2" draw:end-shape="id1" svg:d="M12747 2270v635" svg:viewBox="0 0 1 636">
          <text:p/>
        </draw:connector>
        <draw:custom-shape draw:style-name="gr4" draw:text-style-name="P2" xml:id="id7" draw:id="id7" draw:layer="layout" svg:width="1.905cm" svg:height="1.27cm" svg:x="1.635cm" svg:y="6.08cm">
          <text:p text:style-name="P1"><text:span text:style-name="T1">e</text:span><text:span text:style-name="T1">m</text:span><text:span text:style-name="T1">a</text:span><text:span text:style-name="T1">i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2.857cm" svg:height="1.27cm" svg:x="5.445cm" svg:y="8.62cm">
          <text:p text:style-name="P1"><text:span text:style-name="T1">p</text:span><text:span text:style-name="T1">a</text:span><text:span text:style-name="T1">s</text:span><text:span text:style-name="T1">s</text:span><text:span text:style-name="T1">w</text:span><text:span text:style-name="T1">o</text:span><text:span text:style-name="T1">r</text:span>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0.952cm" svg:x1="4.81cm" svg:y1="4.175cm" svg:x2="6.873cm" svg:y2="8.62cm" draw:start-shape="id5" draw:start-glue-point="2" draw:end-shape="id6" svg:d="M4810 4175v3175h2063v1270" svg:viewBox="0 0 2064 4446">
          <text:p/>
        </draw:connector>
        <draw:connector draw:style-name="gr7" draw:text-style-name="P3" draw:layer="layout" svg:x1="4.81cm" svg:y1="4.175cm" svg:x2="2.587cm" svg:y2="6.08cm" draw:start-shape="id5" draw:start-glue-point="2" draw:end-shape="id7" draw:end-glue-point="0" svg:d="M4810 4175v953h-2223v952" svg:viewBox="0 0 2224 1906">
          <text:p/>
        </draw:connector>
        <draw:custom-shape draw:style-name="gr8" draw:text-style-name="P2" xml:id="id8" draw:id="id8" draw:layer="layout" svg:width="2.54cm" svg:height="1.27cm" svg:x="5.445cm" svg:y="5.445cm">
          <text:p text:style-name="P1"><text:span text:style-name="T1">gambar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4.81cm" svg:y1="4.175cm" svg:x2="6.715cm" svg:y2="5.445cm" draw:start-shape="id5" draw:start-glue-point="2" draw:end-shape="id8" draw:end-glue-point="0" svg:d="M4810 4175v635h1905v635" svg:viewBox="0 0 1906 1271">
          <text:p/>
        </draw:connector>
        <draw:custom-shape draw:style-name="gr8" draw:text-style-name="P2" xml:id="id9" draw:id="id9" draw:layer="layout" svg:width="2.54cm" svg:height="1.27cm" svg:x="1.635cm" svg:y="7.667cm">
          <text:p text:style-name="P1"><text:span text:style-name="T1">“</text:span><text:span text:style-name="T1">my bio”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4.81cm" svg:y1="4.175cm" svg:x2="4.175cm" svg:y2="8.302cm" draw:start-shape="id5" draw:start-glue-point="2" draw:end-shape="id9" draw:end-glue-point="1" svg:d="M4810 4175v4127h-635" svg:viewBox="0 0 636 4128">
          <text:p/>
        </draw:connector>
        <draw:connector draw:style-name="gr11" draw:text-style-name="P3" draw:layer="layout" svg:x1="10.525cm" svg:y1="3.54cm" svg:x2="7.033cm" svg:y2="3.54cm" draw:start-shape="id1" draw:start-glue-point="3" draw:end-shape="id5" draw:end-glue-point="1" svg:d="M10525 3540h-3492" svg:viewBox="0 0 3493 1">
          <text:p/>
        </draw:connector>
        <draw:custom-shape draw:style-name="gr1" draw:text-style-name="P2" xml:id="id10" draw:id="id10" draw:layer="layout" svg:width="4.445cm" svg:height="1.27cm" svg:x="16.875cm" svg:y="4.492cm">
          <text:p text:style-name="P1"><text:span text:style-name="T1">Simpan portofolio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14.97cm" svg:y1="5.127cm" svg:x2="16.875cm" svg:y2="5.127cm" draw:start-shape="id2" draw:start-glue-point="1" draw:end-shape="id10" svg:d="M14970 5127h1905" svg:viewBox="0 0 1906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2T09:13:10.554464454</meta:creation-date>
    <dc:date>2024-04-22T10:19:32.706786680</dc:date>
    <meta:editing-duration>PT34M4S</meta:editing-duration>
    <meta:editing-cycles>7</meta:editing-cycles>
    <meta:generator>LibreOffice/7.3.7.2$Linux_X86_64 LibreOffice_project/30$Build-2</meta:generator>
    <meta:document-statistic meta:object-count="19"/>
  </office:meta>
</office:document-meta>
</file>